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solid" svg:stroke-width="0.028in" svg:stroke-color="#728a41" draw:fill="solid" draw:fill-color="#9bbb59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custom-shape draw:z-index="0" draw:name="5-Point Star 3" draw:style-name="gr1" draw:text-style-name="P1" svg:width="1.9224in" svg:height="1.7181in" svg:x="0.0713in" svg:y="0.6567in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